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4º SIMULADO OAB 2012.2 REALIZADO EM </text:span></text:p>
      <text:p text:style-name="P1"><text:span text:style-name="T1">13 DE DEZEMBR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GoBack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5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5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5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5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4º</text:span><text:span text:style-name="MT3"> Simulado OAB – dezembro/2012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01</meta:editing-cycles>
    <meta:print-date>2012-12-13T15:22:00</meta:print-date>
    <meta:creation-date>2012-05-02T18:59:00</meta:creation-date>
    <dc:date>2012-12-13T17:00:00</dc:date>
    <meta:editing-duration>PT1H57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6" meta:non-whitespace-character-count="592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